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96ab" officeooo:paragraph-rsid="001e96ab"/>
    </style:style>
    <style:style style:name="P2" style:family="paragraph" style:parent-style-name="Standard">
      <style:text-properties officeooo:rsid="001e96ab" officeooo:paragraph-rsid="001fba37"/>
    </style:style>
    <style:style style:name="P3" style:family="paragraph" style:parent-style-name="Standard">
      <style:text-properties officeooo:rsid="001fba37" officeooo:paragraph-rsid="001fba37"/>
    </style:style>
    <style:style style:name="P4" style:family="paragraph" style:parent-style-name="Standard">
      <style:text-properties officeooo:rsid="00203805" officeooo:paragraph-rsid="00203805"/>
    </style:style>
    <style:style style:name="P5" style:family="paragraph" style:parent-style-name="Standard">
      <style:text-properties officeooo:rsid="00203805" officeooo:paragraph-rsid="0021cf99"/>
    </style:style>
    <style:style style:name="P6" style:family="paragraph" style:parent-style-name="Standard">
      <style:text-properties officeooo:rsid="0021cf99" officeooo:paragraph-rsid="0021cf99"/>
    </style:style>
    <style:style style:name="P7" style:family="paragraph" style:parent-style-name="Standard">
      <style:text-properties officeooo:rsid="0021cf99" officeooo:paragraph-rsid="002507f0"/>
    </style:style>
    <style:style style:name="P8" style:family="paragraph" style:parent-style-name="Standard">
      <style:text-properties officeooo:rsid="0021cf99" officeooo:paragraph-rsid="0026a376"/>
    </style:style>
    <style:style style:name="P9" style:family="paragraph" style:parent-style-name="Standard">
      <style:text-properties officeooo:rsid="0021cf99" officeooo:paragraph-rsid="00270524"/>
    </style:style>
    <style:style style:name="P10" style:family="paragraph" style:parent-style-name="Standard">
      <style:text-properties officeooo:rsid="002340ec" officeooo:paragraph-rsid="002340ec"/>
    </style:style>
    <style:style style:name="P11" style:family="paragraph" style:parent-style-name="Standard">
      <style:text-properties officeooo:rsid="002507f0" officeooo:paragraph-rsid="002507f0"/>
    </style:style>
    <style:style style:name="P12" style:family="paragraph" style:parent-style-name="Standard">
      <style:text-properties officeooo:rsid="0026a376" officeooo:paragraph-rsid="0026a376"/>
    </style:style>
    <style:style style:name="P13" style:family="paragraph" style:parent-style-name="Standard">
      <style:text-properties officeooo:rsid="00270524" officeooo:paragraph-rsid="00270524"/>
    </style:style>
    <style:style style:name="P14" style:family="paragraph" style:parent-style-name="Standard">
      <style:text-properties officeooo:rsid="00270524" officeooo:paragraph-rsid="00345844"/>
    </style:style>
    <style:style style:name="P15" style:family="paragraph" style:parent-style-name="Standard">
      <style:text-properties officeooo:rsid="00283525" officeooo:paragraph-rsid="00283525"/>
    </style:style>
    <style:style style:name="P16" style:family="paragraph" style:parent-style-name="Standard">
      <style:text-properties officeooo:rsid="00283525" officeooo:paragraph-rsid="003469df"/>
    </style:style>
    <style:style style:name="P17" style:family="paragraph" style:parent-style-name="Standard">
      <style:text-properties officeooo:rsid="0028b230" officeooo:paragraph-rsid="0028b230"/>
    </style:style>
    <style:style style:name="P18" style:family="paragraph" style:parent-style-name="Standard">
      <style:text-properties officeooo:rsid="0028b230" officeooo:paragraph-rsid="00283525"/>
    </style:style>
    <style:style style:name="P19" style:family="paragraph" style:parent-style-name="Standard">
      <style:text-properties officeooo:rsid="0028ce9d" officeooo:paragraph-rsid="0028ce9d"/>
    </style:style>
    <style:style style:name="P20" style:family="paragraph" style:parent-style-name="Standard">
      <style:text-properties officeooo:rsid="0028ce9d" officeooo:paragraph-rsid="002b6604"/>
    </style:style>
    <style:style style:name="P21" style:family="paragraph" style:parent-style-name="Standard">
      <style:text-properties officeooo:rsid="002b6604" officeooo:paragraph-rsid="002b6604"/>
    </style:style>
    <style:style style:name="P22" style:family="paragraph" style:parent-style-name="Standard">
      <style:text-properties officeooo:paragraph-rsid="002b6604"/>
    </style:style>
    <style:style style:name="P23" style:family="paragraph" style:parent-style-name="Standard">
      <style:text-properties officeooo:rsid="0038616a" officeooo:paragraph-rsid="0038616a"/>
    </style:style>
    <style:style style:name="P24" style:family="paragraph" style:parent-style-name="Standard">
      <style:text-properties officeooo:rsid="0038616a" officeooo:paragraph-rsid="00389546"/>
    </style:style>
    <style:style style:name="P25" style:family="paragraph" style:parent-style-name="Standard">
      <style:text-properties officeooo:rsid="001e96ab" officeooo:paragraph-rsid="001fba37"/>
    </style:style>
    <style:style style:name="P26" style:family="paragraph" style:parent-style-name="Standard">
      <style:text-properties officeooo:rsid="001e96ab" officeooo:paragraph-rsid="0039b385"/>
    </style:style>
    <style:style style:name="P27" style:family="paragraph" style:parent-style-name="Standard">
      <style:text-properties officeooo:rsid="001fba37" officeooo:paragraph-rsid="001fba37"/>
    </style:style>
    <style:style style:name="P28" style:family="paragraph" style:parent-style-name="Standard">
      <style:text-properties officeooo:rsid="003a7c3b" officeooo:paragraph-rsid="003a7c3b"/>
    </style:style>
    <style:style style:name="T1" style:family="text">
      <style:text-properties officeooo:rsid="001fba37"/>
    </style:style>
    <style:style style:name="T2" style:family="text">
      <style:text-properties officeooo:rsid="00203805"/>
    </style:style>
    <style:style style:name="T3" style:family="text">
      <style:text-properties officeooo:rsid="002507f0"/>
    </style:style>
    <style:style style:name="T4" style:family="text">
      <style:text-properties officeooo:rsid="00270524"/>
    </style:style>
    <style:style style:name="T5" style:family="text">
      <style:text-properties officeooo:rsid="002b6604"/>
    </style:style>
    <style:style style:name="T6" style:family="text">
      <style:text-properties officeooo:rsid="002f041e"/>
    </style:style>
    <style:style style:name="T7" style:family="text">
      <style:text-properties officeooo:rsid="00326a1b"/>
    </style:style>
    <style:style style:name="T8" style:family="text">
      <style:text-properties officeooo:rsid="003380ca"/>
    </style:style>
    <style:style style:name="T9" style:family="text">
      <style:text-properties officeooo:rsid="00345844"/>
    </style:style>
    <style:style style:name="T10" style:family="text">
      <style:text-properties officeooo:rsid="003469df"/>
    </style:style>
    <style:style style:name="T11" style:family="text">
      <style:text-properties officeooo:rsid="00364875"/>
    </style:style>
    <style:style style:name="T12" style:family="text">
      <style:text-properties officeooo:rsid="0036ca2d"/>
    </style:style>
    <style:style style:name="T13" style:family="text">
      <style:text-properties officeooo:rsid="0036dcb9"/>
    </style:style>
    <style:style style:name="T14" style:family="text">
      <style:text-properties officeooo:rsid="00389546"/>
    </style:style>
    <style:style style:name="T15" style:family="text">
      <style:text-properties officeooo:rsid="0039b385"/>
    </style:style>
    <style:style style:name="T16" style:family="text">
      <style:text-properties officeooo:rsid="003a7c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text:p>
      <text:p text:style-name="P1">Suppose there are two available modules for AES encryption and floating-point multiplication. Design a system which include one of them at once. But the system <text:span text:style-name="T6">can switch to the another module</text:span> <text:span text:style-name="T6">during </text:span>run-time based on partial reconfiguration mechanism.</text:p>
      <text:p text:style-name="P1"/>
      <text:p text:style-name="P1">Solution:</text:p>
      <text:p text:style-name="P1"/>
      <text:p text:style-name="P1">1- I <text:span text:style-name="T6">found</text:span> these two <text:span text:style-name="T6">VHDL </text:span>modules in <text:span text:style-name="T6">internet</text:span>:</text:p>
      <text:p text:style-name="P2"/>
      <text:p text:style-name="P2">1-1 <text:s/>A 32Bit<text:span text:style-name="T1">s</text:span> floating-point multiplier <text:span text:style-name="T15">[1]</text:span>. It is a computational circuit with two inputs and one outputs and all are 32 bits. <text:span text:style-name="T1">The VHDL code is in the ‘/Sources/hdl/mult32_float/mult32_float.vhd’ file.</text:span></text:p>
      <text:p text:style-name="P2"/>
      <text:p text:style-name="P3">1-2 A 128Bits AES Encryption module <text:span text:style-name="T15">[2]</text:span>. It is a synchronous sequential circuit. It has <text:span text:style-name="T6">a </text:span>‘clk’ input port, <text:span text:style-name="T6">a </text:span>‘reset’ trigger input and <text:span text:style-name="T6">a </text:span>‘done’ flag output. It has also two inputs (key, plaintext) and one output (ciphertext) which are 128Bits. It is in the ‘/Sources/hdl/aes128_enc/’ folder.</text:p>
      <text:p text:style-name="P2"/>
      <text:p text:style-name="P2"/>
      <text:p text:style-name="P3">2- <text:span text:style-name="T2">I modified these two modules to have identical ports (inputs and outputs) with the same size,type and name. This should be done to make these two modules interchangeable. In practice these extra ports of the multiplier module are not using and this module just using the first 32Bits of the input/output data. </text:span></text:p>
      <text:p text:style-name="P3"/>
      <text:p text:style-name="P5">3- I <text:span text:style-name="T7">initially </text:span>tested the multiplier module by <text:span text:style-name="T7">a</text:span> test bench was available <text:span text:style-name="T7">with</text:span> the behavioral simulation. But to complete the test<text:span text:style-name="T7">ing,</text:span> I tested both of modules <text:span text:style-name="T7">simultaneously</text:span> on the hardware using Xilinx VIO IP core. This test system is available in the ‘Two_modules_hardware_test’ folder. The device I used is <text:span text:style-name="T7">an Arty</text:span> z7-20 board which has a series 7 Zynq Soc which the part number is xc7z020clg400-1. But it is not dependent to this special FPGA. The only file you need to modify is the constraint file <text:span text:style-name="T7">in the </text:span>which define the clock. I also using Vivado 2019.1</text:p>
      <text:p text:style-name="P4"/>
      <text:p text:style-name="P6">3-1 In this test system I wr<text:span text:style-name="T7">o</text:span>te a top module and I added a VIO module with two input (128,1 Bits) and three outputs(128,128,1 Bits) which drive the inputs of two above mod<text:span text:style-name="T7">ules</text:span> and read the modules’ output. You can also trig the reset <text:span text:style-name="T7">port</text:span> of modules. Both modules has the same input but the outputs are separated. You can test the modules after implementation and programming the device.</text:p>
      <text:p text:style-name="P10">An example for multiplier: 40200000 (2.5) * C11B3333 (-9.7) = C1C20000 (-24.25)</text:p>
      <text:p text:style-name="P10">If you also turn on the reset, the AES module output start to change. </text:p>
      <text:p text:style-name="P10"/>
      <text:p text:style-name="P13">3-2 VIO module is just for the test then it can be removed <text:span text:style-name="T8">later</text:span> and the ports can connected to I/O pins or connect to IP cores which convert serial protocols inputs/outpus (like AXI) to parallel ports of modules.</text:p>
      <text:p text:style-name="P6"/>
      <text:p text:style-name="P7">----------------------------------</text:p>
      <text:p text:style-name="P11">Setup for partial reconfiguration</text:p>
      <text:p text:style-name="P7">-----------------------------------</text:p>
      <text:p text:style-name="P7"/>
      <text:p text:style-name="P8">4- <text:span text:style-name="T3">I changed the two modules entity name to ‘function128’.</text:span></text:p>
      <text:p text:style-name="P12"/>
      <text:p text:style-name="P12">5- <text:span text:style-name="T9">Making the </text:span>‘top’ module’<text:span text:style-name="T10">s</text:span> checkpoint</text:p>
      <text:p text:style-name="P12"/>
      <text:p text:style-name="P12"><text:soft-page-break/>5-1 I wrote a top module with one ‘function128’ module as a black box and VIO ip for testing. It is in the folder ‘top’</text:p>
      <text:p text:style-name="P13"/>
      <text:p text:style-name="P13">5-2 I synthesize it and made a checkpoint, ‘top_synth.dcp’</text:p>
      <text:p text:style-name="P9"/>
      <text:p text:style-name="P14">6- <text:span text:style-name="T9">Making the </text:span>‘aes128_enc’ module’<text:span text:style-name="T10">s</text:span> checkpoint</text:p>
      <text:p text:style-name="P9"/>
      <text:p text:style-name="P15">6-1 <text:span text:style-name="T4">I synthesize</text:span>d<text:span text:style-name="T4"> </text:span>the module in the out_of_context mode <text:span text:style-name="T4">and made a checkpoint, ‘rm1_synth.dcp’ . </text:span>The project is in ‘aes128_enc’ folder.</text:p>
      <text:p text:style-name="P15"/>
      <text:p text:style-name="P16">7- <text:s/><text:span text:style-name="T9">Making the ‘mult32_float’ module’s checkpoint</text:span></text:p>
      <text:p text:style-name="P15"/>
      <text:p text:style-name="P15">7-1 <text:span text:style-name="T4">I synthesize</text:span>d<text:span text:style-name="T4"> </text:span>the module in the out_of_context mode <text:span text:style-name="T4">and made a checkpoint, ‘rm</text:span>2<text:span text:style-name="T4">_synth.dcp’ . </text:span>The project is in ‘<text:span text:style-name="T4">mult32_float</text:span>’ folder.</text:p>
      <text:p text:style-name="P15"/>
      <text:p text:style-name="P17">8- I followed the instructions in the UG947 <text:span text:style-name="T16">and UG909</text:span> manual <text:span text:style-name="T16">[3, 4]</text:span> and <text:span text:style-name="T11">I </text:span>modified <text:span text:style-name="T11">them </text:span>to <text:span text:style-name="T11">match </text:span>my set<text:span text:style-name="T11">t</text:span>ing to make full and partial bitstream files.</text:p>
      <text:p text:style-name="P17"/>
      <text:p text:style-name="P17">8-1- Two full bitstream files including one of these two modules, </text:p>
      <text:p text:style-name="P17">‘Config_aes.bit’ and ‘Config_mult.bit’ and I made two partial bit files for each module, ‘Config_aes_pblock_inst_function128_partial.bit’ and ‘Config_mult_pblock_inst_function128_partial.bit’ <text:s/>files. </text:p>
      <text:p text:style-name="P15"/>
      <text:p text:style-name="P18">8-2- I put <text:span text:style-name="T12">this</text:span> instruction in ‘instruction_bit.txt’ file. <text:s/></text:p>
      <text:p text:style-name="P15"/>
      <text:p text:style-name="P19">8-3 Extra files with valuable information are also generated during following the instruction which you can find in the <text:span text:style-name="T12">root </text:span>folder.</text:p>
      <text:p text:style-name="P19"/>
      <text:p text:style-name="P19">--------------------------</text:p>
      <text:p text:style-name="P19">Testing the partial reconfiguration </text:p>
      <text:p text:style-name="P19">--------------------------</text:p>
      <text:p text:style-name="P19"/>
      <text:p text:style-name="P19">9- Program the hardware with one of full bitstream file.</text:p>
      <text:p text:style-name="P19"/>
      <text:p text:style-name="P19">9-1 You need ‘probes.ltx’ file to test the device with VIO. This file is in the root folder.</text:p>
      <text:p text:style-name="P19"/>
      <text:p text:style-name="P19">10 – You can program the device with one of partial bitstream files and you can also check the device. </text:p>
      <text:p text:style-name="P19"/>
      <text:p text:style-name="P19">11- The test was successful my device.</text:p>
      <text:p text:style-name="P19"/>
      <text:p text:style-name="P19"/>
      <text:p text:style-name="P19">--------------------------</text:p>
      <text:p text:style-name="P19"><text:s/>Using <text:span text:style-name="T5">Xilinx </text:span>PR controller <text:span text:style-name="T5">IP core – To be done in future</text:span></text:p>
      <text:p text:style-name="P4">--------------------------</text:p>
      <text:p text:style-name="P4"><text:s text:c="3"/></text:p>
      <text:p text:style-name="P20">12- <text:span text:style-name="T5">The bit files are ready but these steps is needed to be available for PR controller:</text:span></text:p>
      <text:p text:style-name="P19"/>
      <text:p text:style-name="P21">12-1 Writ<text:span text:style-name="T13">ing</text:span> bit files in SD card.</text:p>
      <text:p text:style-name="P21"/>
      <text:p text:style-name="P22"><text:soft-page-break/><text:span text:style-name="T5">12-2 Using Zynq processor to read data from SD card and send them to </text:span>DDR3 <text:span text:style-name="T5">memory. </text:span></text:p>
      <text:p text:style-name="P22"/>
      <text:p text:style-name="P21">12-3 Connect<text:span text:style-name="T13">ing</text:span> DDR3 memory to PR controller using AXI-HP bus <text:span text:style-name="T13">available in Zynq.</text:span></text:p>
      <text:p text:style-name="P21"/>
      <text:p text:style-name="P21"/>
      <text:p text:style-name="P23">Some comments:</text:p>
      <text:p text:style-name="P23"/>
      <text:p text:style-name="P23">1- I didn’t checked if these two modules are efficient enough.</text:p>
      <text:p text:style-name="P23"/>
      <text:p text:style-name="P24">2- It was my first time to work with partial configuration then it was so challenges for me to understand and implement it. Then this practice was more about knowing better the hardware and its regions and how to work with Vivado and tcl commands and how to define Pblocks and not so much VHDL code was required. <text:s/></text:p>
      <text:p text:style-name="P24"/>
      <text:p text:style-name="P24"><text:span text:style-name="T14">3- I like it.</text:span> <text:s/></text:p>
      <text:p text:style-name="P21"/>
      <text:p text:style-name="P2"/>
      <text:p text:style-name="P26"><text:span text:style-name="T15">References:</text:span></text:p>
      <text:p text:style-name="P26"/>
      <text:p text:style-name="P26"><text:span text:style-name="T15">1- <text:s/></text:span><text:a xlink:type="simple" xlink:href="https://github.com/avirlrma/Floating-Point-Multiplier-32-bit/blob/master/Module.vhd" text:style-name="Internet_20_link" text:visited-style-name="Visited_20_Internet_20_Link"><text:span text:style-name="T15">https://github.com/avirlrma/Floating-Point-Multiplier-32-bit/blob/master/Module.vhd</text:span></text:a></text:p>
      <text:p text:style-name="P26"><text:span text:style-name="T15">2- </text:span><text:s/><text:a xlink:type="simple" xlink:href="https://github.com/hadipourh/AES-VHDL/tree/master/AES-ENC/RTL" text:style-name="Internet_20_link" text:visited-style-name="Visited_20_Internet_20_Link">https://github.com/hadipourh/AES-VHDL/tree/master/AES-ENC/RTL</text:a></text:p>
      <text:p text:style-name="P26"><text:span text:style-name="T15">3- <text:s/>Vivado Design Suite </text:span>Tutorial, Partial Reconfiguration, <text:span text:style-name="T15">UG947</text:span></text:p>
      <text:p text:style-name="P26"><text:span text:style-name="T15">4- <text:s/>Vivado Design Suite </text:span>User Guide, Partial Reconfiguration, <text:span text:style-name="T15">UG909</text:span></text:p>
      <text:p text:style-name="P26"><text:span text:style-name="T15">5- <text:s/>Conceptual Design and Realization of a </text:span>Dynamic Partial Reconfiguration Extension of an Existing Soft-Core Processor, Philipp Kerling<text:tab/></text:p>
      <text:p text:style-name="P28">6- <text:a xlink:type="simple" xlink:href="https://forums.xilinx.com/t5/Vivado-TCL-Community/Partial-reconfiguration-black-box-with-no-cells-after-synthesis/td-p/800692" text:style-name="Internet_20_link" text:visited-style-name="Visited_20_Internet_20_Link">https://forums.xilinx.com/t5/Vivado-TCL-Community/Partial-reconfiguration-black-box-with-no-cells-after-synthesis/td-p/800692</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9:17:07.562062574</meta:creation-date>
    <dc:date>2019-12-15T21:35:38.397899675</dc:date>
    <meta:editing-duration>PT1H43M20S</meta:editing-duration>
    <meta:editing-cycles>25</meta:editing-cycles>
    <meta:generator>LibreOffice/6.0.7.3$Linux_X86_64 LibreOffice_project/00m0$Build-3</meta:generator>
    <meta:document-statistic meta:table-count="0" meta:image-count="0" meta:object-count="0" meta:page-count="3" meta:paragraph-count="54" meta:word-count="850" meta:character-count="5521" meta:non-whitespace-character-count="4696"/>
  </office:meta>
</office:document-meta>
</file>